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11pt" style:font-size-asian="11pt" style:font-size-complex="11pt"/>
    </style:style>
    <style:style style:name="P3" style:parent-style-name="Standard" style:family="paragraph">
      <style:text-properties fo:font-size="11pt" style:font-size-asian="11pt" style:font-size-complex="11pt"/>
    </style:style>
    <style:style style:name="P4" style:parent-style-name="Standard" style:family="paragraph">
      <style:text-properties fo:font-size="11pt" style:font-size-asian="11pt" style:font-size-complex="11pt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Standard" style:family="paragraph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family="paragraph">
      <style:text-properties fo:font-size="11pt" style:font-size-asian="11pt" style:font-size-complex="11pt"/>
    </style:style>
    <style:style style:name="P12" style:parent-style-name="Standard" style:family="paragraph">
      <style:text-properties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name="P14" style:parent-style-name="Standard" style:family="paragraph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P16" style:parent-style-name="Standard" style:family="paragraph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P18" style:parent-style-name="Standard" style:family="paragraph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/>
      <text:p text:style-name="Standard">-----CREATION OF TABLE-----</text:p>
      <text:p text:style-name="Standard"/>
      <text:p text:style-name="Standard">CREATE TABLE SUPPLIER(s_no varchar(5) not null primary key,sname varchar(16) not<text:s/>null,age number(3) not null,city varchar(7) not null);</text:p>
      <text:p text:style-name="Standard"/>
      <text:p text:style-name="Standard">CREATE TABLE CUSTOMER(cust_no varchar(7) not null,name varchar(17) not null,age number(3) not null,city varchar(7) not null,pincode number(7) not null,state varchar(12) not null, primary key(cust_no));</text:p>
      <text:p text:style-name="Standard"/>
      <text:p text:style-name="Standard">CREATE TABLE PRODUCT(product_no varchar(7) not null, description varchar(18) not null, company varchar(6) not null, price number(7) not null, primary key(product_no));</text:p>
      <text:p text:style-name="Standard"/>
      <text:p text:style-name="Standard">CREATE TABLE PURCHASE(order_no varchar(7) not null primary key, custno varchar(7) not null, prono varchar(7) not null, quantity number(2) not null, orderdate date, foreign key(custno) references CUSTOMER(cust_no) ON DELETE CASCADE, foreign key(prono) references PRODUCT(product_no) ON DELETE CASCADE);</text:p>
      <text:p text:style-name="Standard"/>
      <text:p text:style-name="Standard">-----DESCRIPTION OF TABLE-----</text:p>
      <text:p text:style-name="Standard"/>
      <text:p text:style-name="Standard">SQL&gt;<text:s/>desc PURCHASE;</text:p>
      <text:p text:style-name="Standard"><text:s/>Name<text:tab/><text:tab/><text:tab/><text:tab/><text:tab/><text:s text:c="3"/>Null? <text:s text:c="11"/>Type</text:p>
      <text:p text:style-name="Standard"><text:s/>-----------------------------------------<text:s/><text:tab/><text:s text:c="2"/>--------<text:s/><text:tab/>----------------------------</text:p>
      <text:p text:style-name="Standard"><text:s/>ORDER_NO<text:tab/><text:tab/><text:tab/><text:tab/><text:s text:c="3"/>NOT NULL VARCHAR2(7)</text:p>
      <text:p text:style-name="Standard"><text:s/>CUSTNO<text:s/><text:tab/><text:tab/><text:tab/><text:tab/><text:s text:c="3"/>NOT NULL VARCHAR2(7)</text:p>
      <text:p text:style-name="Standard"><text:s/>PRONO<text:s/><text:tab/><text:tab/><text:tab/><text:tab/><text:s text:c="3"/>NOT NULL VARCHAR2(7)</text:p>
      <text:p text:style-name="Standard"><text:s/>QUANTITY<text:tab/><text:tab/><text:tab/><text:tab/><text:s text:c="3"/>NOT NULL NUMBER(2)</text:p>
      <text:p text:style-name="Standard"><text:s/>ORDERDATE<text:tab/><text:tab/><text:tab/><text:tab/><text:tab/>DATE</text:p>
      <text:p text:style-name="Standard"/>
      <text:p text:style-name="Standard">SQL&gt; desc PRODUCT;</text:p>
      <text:p text:style-name="Standard"><text:s/>Name<text:tab/><text:tab/><text:tab/><text:tab/><text:tab/><text:s text:c="3"/>Null? <text:s text:c="11"/>Type</text:p>
      <text:p text:style-name="Standard"><text:s/>-----------------------------------------<text:s/><text:tab/><text:s text:c="3"/>--------<text:s/><text:tab/>----------------------------</text:p>
      <text:p text:style-name="Standard"><text:s/>PRODUCT_NO<text:tab/><text:tab/><text:tab/><text:s text:c="3"/>NOT NULL VARCHAR2(7)</text:p>
      <text:p text:style-name="Standard"><text:s/>DESCRIPTION<text:tab/><text:tab/><text:tab/><text:s text:c="3"/>NOT NULL VARCHAR2(18)</text:p>
      <text:p text:style-name="Standard"><text:s/>COMPANY<text:tab/><text:tab/><text:tab/><text:tab/><text:s text:c="3"/>NOT NULL VARCHAR2(6)</text:p>
      <text:p text:style-name="Standard"><text:s/>PRICE<text:tab/><text:tab/><text:tab/><text:tab/><text:s text:c="3"/>NOT NULL NUMBER(7)</text:p>
      <text:p text:style-name="Standard"/>
      <text:p text:style-name="Standard">SQL&gt; desc CUSTOMER;</text:p>
      <text:p text:style-name="Standard"><text:s/>Name<text:tab/><text:tab/><text:tab/><text:tab/><text:tab/><text:s text:c="3"/>Null? <text:s text:c="10"/>Type</text:p>
      <text:p text:style-name="Standard"><text:s/>-----------------------------------------<text:s/><text:tab/><text:s text:c="3"/>--------<text:s/><text:tab/>----------------------------</text:p>
      <text:p text:style-name="Standard"><text:s/>CUST_NO<text:tab/><text:tab/><text:tab/><text:tab/><text:s text:c="3"/>NOT NULL VARCHAR2(7)</text:p>
      <text:p text:style-name="Standard"><text:s/>NAME<text:tab/><text:tab/><text:tab/><text:tab/><text:s text:c="3"/>NOT NULL VARCHAR2(17)</text:p>
      <text:p text:style-name="Standard"><text:s/>AGE<text:tab/><text:tab/><text:tab/><text:tab/><text:tab/><text:s text:c="3"/>NOT NULL NUMBER(3)</text:p>
      <text:p text:style-name="Standard"><text:s/>CITY<text:tab/><text:tab/><text:tab/><text:tab/><text:tab/><text:s text:c="3"/>NOT NULL VARCHAR2(7)</text:p>
      <text:p text:style-name="Standard"><text:s/>PINCODE<text:tab/><text:tab/><text:tab/><text:tab/><text:s text:c="3"/>NOT NULL NUMBER(7)</text:p>
      <text:p text:style-name="Standard"><text:s/>STATE<text:tab/><text:tab/><text:tab/><text:tab/><text:s text:c="3"/>NOT NULL<text:s/>VARCHAR2(12)</text:p>
      <text:p text:style-name="Standard"/>
      <text:p text:style-name="Standard">SQL&gt; desc SUPPLIER;</text:p>
      <text:p text:style-name="Standard"><text:s/>Name<text:tab/><text:tab/><text:tab/><text:tab/><text:tab/><text:s text:c="3"/>Null? <text:s text:c="10"/>Type</text:p>
      <text:p text:style-name="Standard"><text:s/>-----------------------------------------<text:s/><text:tab/><text:s text:c="2"/>--------<text:s/><text:tab/>----------------------------</text:p>
      <text:p text:style-name="Standard"><text:s/>S_NO<text:tab/><text:tab/><text:tab/><text:tab/><text:tab/><text:s text:c="3"/>NOT NULL VARCHAR2(5)</text:p>
      <text:p text:style-name="Standard"><text:s/>SNAME<text:tab/><text:tab/><text:tab/><text:tab/><text:s text:c="3"/>NOT NULL VARCHAR2(16)</text:p>
      <text:p text:style-name="Standard"><text:s/>AGE<text:tab/><text:tab/><text:tab/><text:tab/><text:tab/><text:s text:c="3"/>NOT NULL NUMBER(3)</text:p>
      <text:p text:style-name="Standard"><text:s/>CITY<text:tab/><text:tab/><text:tab/><text:tab/><text:tab/><text:s text:c="3"/>NOT NULL VARCHAR2(7)</text:p>
      <text:p text:style-name="Standard"/>
      <text:p text:style-name="Standard">-----INSERTION OF VALUES INTO TABLES-----</text:p>
      <text:p text:style-name="Standard"/>
      <text:p text:style-name="P2">INSERT INTO SUPPLIER VALUES('S001','Ivan Bayross',35,'Bombay');</text:p>
      <text:p text:style-name="P3">INSERT INTO SUPPLIER VALUES('S002','NirmalaAgarwal',35,'Madras');</text:p>
      <text:p text:style-name="P4">INSERT INTO SUPPLIER<text:s/>VALUES('C003','Susmitha',55,'Bombay');</text:p>
      <text:p text:style-name="P5">INSERT INTO SUPPLIER VALUES('C004','BasuNavindgi',45,'Bombay');</text:p>
      <text:p text:style-name="P6">INSERT INTO SUPPLIER VALUES('C005','Ravi Sreedharan',25,'Delhi');</text:p>
      <text:p text:style-name="P7">INSERT INTO SUPPLIER VALUES('C006','Nanda Gopal',25,'Madras');</text:p>
      <text:p text:style-name="Standard"/>
      <text:p text:style-name="P8">INSERT INTO CUSTOMER VALUES('C00001','Ivan Bayross',35,'Bombay',400054,'Maharashtra');</text:p>
      <text:p text:style-name="P9">INSERT INTO CUSTOMER VALUES('C00002','Vandana Saitwal',35,'Madras',780001,'Tamilnadu');</text:p>
      <text:p text:style-name="P10">INSERT INTO CUSTOMER VALUES('C00003','Pramada Jaguste',55,'Bombay',400057,'Maharashtra');</text:p>
      <text:p text:style-name="P11">INSERT INTO CUSTOMER VALUES('C00004','Basu Navindgi',45,'Bombay',400056,'Maharashtra');</text:p>
      <text:p text:style-name="P12">INSERT INTO CUSTOMER VALUES('C00005','Ravi Sreedharan',25,'Delhi',100001,'Delhi');</text:p>
      <text:p text:style-name="P13">INSERT INTO CUSTOMER VALUES('C00006','Rukmini',25,'Madras',780001,'Tamilnadu');</text:p>
      <text:p text:style-name="P14"/>
      <text:p text:style-name="P15">INSERT INTO PRODUCT VALUES('P00001','12 W Flood Light','Wipro',5000);</text:p>
      <text:p text:style-name="P16">INSERT INTO PRODUCT VALUES('P00002','Laptop Adapter','Dell',1560);</text:p>
      <text:p text:style-name="P17">INSERT INTO PRODUCT VALUES('P00003','Tablet','HCL',11000);</text:p>
      <text:p text:style-name="P18">INSERT INTO PRODUCT VALUES('P00004','Garnet 50W led','Wipro',999);</text:p>
      <text:p text:style-name="P19">INSERT INTO<text:s/>PRODUCT VALUES('P00005','Laptop Charger','HCL',1690);</text:p>
      <text:p text:style-name="P20"/>
      <text:p text:style-name="P21">INSERT INTO PURCHASE VALUES('O00001','C00002','P00003',2,'20-01-16');</text:p>
      <text:p text:style-name="P22">INSERT INTO PURCHASE VALUES('O00002','C00003','P00002',1,'27-01-16');</text:p>
      <text:p text:style-name="P23">INSERT INTO PURCHASE VALUES('O00003','C00004','P00002',3,'28-01-16');</text:p>
      <text:p text:style-name="P24">INSERT INTO PURCHASE VALUES('O00004','C00006','P00001',3,'20-02-16');</text:p>
      <text:p text:style-name="P25">INSERT INTO PURCHASE VALUES('O00005','C00003','P00005',4,'07-04-16');</text:p>
      <text:p text:style-name="P26">INSERT INTO PURCHASE VALUES('O00006','C00004','P00002',2,'22-05-16');</text:p>
      <text:p text:style-name="P27">INSERT INTO PURCHASE VALUES('O00007','C00005','P00004',1,'26-05-16');</text:p>
      <text:p text:style-name="Standard"/>
      <text:p text:style-name="Standard">-----DISPLAY OF TABLES-----</text:p>
      <text:p text:style-name="Standard"/>
      <text:p text:style-name="Standard">SQL&gt; SELECT * FROM PURCHASE;</text:p>
      <text:p text:style-name="Standard"/>
      <text:p text:style-name="Standard">ORDER_NO <text:s text:c="2"/>CUSTNO <text:s text:c="4"/>PRONO<text:tab/><text:s text:c="3"/><text:tab/>QUANTITY ORDERDATE</text:p>
      <text:p text:style-name="Standard">---------- <text:s text:c="10"/>---------- <text:s text:c="7"/>---------- <text:s text:c="14"/>---------- <text:s text:c="8"/>--------</text:p>
      <text:p text:style-name="Standard">O00001<text:tab/><text:s text:c="3"/>C00002 <text:s text:c="2"/><text:s text:c="2"/>P00003<text:tab/><text:tab/><text:s text:c="8"/>2<text:s/><text:tab/><text:tab/>20-01-16</text:p>
      <text:p text:style-name="Standard">O00002<text:tab/><text:s text:c="3"/>C00003 <text:s text:c="4"/>P00002<text:tab/><text:tab/><text:s text:c="8"/>1<text:s/><text:tab/><text:tab/>27-01-16</text:p>
      <text:p text:style-name="Standard">O00003<text:tab/><text:s text:c="3"/>C00004 <text:s text:c="4"/>P00002<text:tab/><text:tab/><text:s text:c="8"/>3<text:s/><text:tab/><text:tab/>28-01-16</text:p>
      <text:p text:style-name="Standard">O00004<text:tab/><text:s text:c="3"/>C00006 <text:s text:c="4"/>P00001<text:tab/><text:tab/><text:s text:c="8"/>3<text:s/><text:tab/><text:tab/>20-02-16</text:p>
      <text:p text:style-name="Standard">O00005<text:tab/><text:s text:c="3"/>C00003 <text:s text:c="4"/>P00005<text:tab/><text:tab/><text:s text:c="8"/>4<text:s/><text:tab/><text:tab/>07-04-16</text:p>
      <text:p text:style-name="Standard">O00006<text:tab/><text:s text:c="3"/>C00004 <text:s text:c="4"/>P00002<text:tab/><text:tab/><text:s text:c="8"/>2<text:s/><text:tab/><text:tab/>22-05-16</text:p>
      <text:p text:style-name="Standard">O00007<text:tab/><text:s text:c="3"/>C00005 <text:s text:c="4"/>P00004<text:tab/><text:tab/><text:s text:c="8"/>1<text:s/><text:tab/><text:tab/>26-05-16</text:p>
      <text:p text:style-name="Standard"/>
      <text:p text:style-name="Standard">SQL&gt; SELECT * FROM PRODUCT;</text:p>
      <text:p text:style-name="Standard"/>
      <text:p text:style-name="Standard">PRODUCT_NO<text:tab/>DESCRIPTION <text:s text:c="6"/>COMPANY <text:s text:c="7"/>PRICE</text:p>
      <text:p text:style-name="Standard">--------------- <text:s text:c="14"/>-------------------- <text:s text:c="6"/>--------------- <text:s text:c="6"/>----------</text:p>
      <text:p text:style-name="Standard">P00001<text:tab/><text:tab/>12<text:s/>W Flood Light <text:s text:c="4"/>Wipro<text:tab/><text:tab/><text:s text:c="3"/>5000</text:p>
      <text:p text:style-name="Standard">P00002<text:tab/><text:tab/>Laptop Adapter <text:s text:c="8"/>Dell<text:tab/><text:tab/><text:s text:c="3"/>1560</text:p>
      <text:p text:style-name="Standard">P00003<text:tab/><text:tab/>Tablet<text:tab/><text:tab/><text:s text:c="10"/>HCL<text:tab/><text:tab/><text:s text:c="2"/>11000</text:p>
      <text:p text:style-name="Standard">P00004<text:tab/><text:tab/>Garnet 50W led <text:s text:c="7"/>Wipro<text:tab/><text:tab/><text:s text:c="4"/>999</text:p>
      <text:p text:style-name="Standard">P00005<text:tab/><text:tab/>Laptop Charger <text:s text:c="8"/>HCL<text:tab/><text:tab/><text:s text:c="3"/>1690</text:p>
      <text:p text:style-name="Standard"/>
      <text:p text:style-name="Standard"/>
      <text:p text:style-name="Standard">SQL&gt;<text:s/>SELECT * FROM CUSTOMER;</text:p>
      <text:p text:style-name="Standard"/>
      <text:p text:style-name="Standard">CUST_NO<text:s/><text:tab/>NAME<text:tab/><text:s text:c="17"/>AGE CITY<text:tab/><text:s text:c="5"/>PINCODE <text:s text:c="2"/>STATE</text:p>
      <text:p text:style-name="Standard">--------------- ------------------------------ ---------- ------------- ---------------</text:p>
      <text:p text:style-name="Standard">C00001<text:tab/>Ivan Bayross<text:tab/><text:s text:c="8"/>35 <text:s text:c="2"/>Bombay<text:tab/>400054 <text:s/>Maharashtra</text:p>
      <text:p text:style-name="Standard">C00002<text:tab/>Vandana<text:s/>Saitwal <text:s text:c="4"/>35 <text:s text:c="2"/>Madras<text:tab/>780001 <text:s/>Tamilnadu</text:p>
      <text:p text:style-name="Standard">C00003<text:tab/>Pramada Jaguste <text:s text:c="4"/>55 <text:s text:c="2"/>Bombay<text:tab/>400057 <text:s/>Maharashtra</text:p>
      <text:p text:style-name="Standard">C00004<text:tab/>Basu Navindgi <text:s text:c="7"/>45 <text:s text:c="2"/>Bombay<text:tab/>400056 <text:s/>Maharashtra</text:p>
      <text:p text:style-name="Standard">C00005<text:tab/>Ravi Sreedharan <text:s text:c="4"/>25 <text:s text:c="2"/>Delhi<text:tab/>100001 <text:s/>Delhi</text:p>
      <text:p text:style-name="Standard">C00006<text:tab/>Rukmini <text:s text:c="17"/>25 <text:s text:c="2"/>Madras<text:tab/>780001 <text:s/>Tamilnadu</text:p>
      <text:p text:style-name="Standard"/>
      <text:p text:style-name="Standard">SQL&gt; SELECT * FROM SUPPLIER;</text:p>
      <text:p text:style-name="Standard"/>
      <text:p text:style-name="Standard">S_NO<text:tab/><text:s text:c="3"/>SNAME<text:tab/><text:tab/><text:s text:c="7"/>AGE CITY</text:p>
      <text:p text:style-name="Standard">---------- -------------------- ---------- --------------------</text:p>
      <text:p text:style-name="Standard">S001<text:tab/><text:s text:c="3"/>Ivan Bayross<text:s/><text:tab/><text:tab/>35 Bombay</text:p>
      <text:p text:style-name="Standard">S002<text:tab/><text:s text:c="3"/>NirmalaAgarwal<text:tab/><text:tab/>35 Madras</text:p>
      <text:p text:style-name="Standard">C003<text:tab/><text:s text:c="3"/>Susmitha<text:tab/><text:tab/><text:tab/>55 Bombay</text:p>
      <text:p text:style-name="Standard">C004<text:tab/><text:s text:c="3"/>BasuNavindgi<text:tab/><text:tab/>45 Bombay</text:p>
      <text:p text:style-name="Standard">C005<text:tab/><text:s text:c="3"/>Ravi Sreedharan<text:tab/><text:tab/>25 Delhi</text:p>
      <text:p text:style-name="Standard">C006<text:tab/><text:s text:c="3"/>Nanda Gopal<text:tab/><text:tab/>25 Madras</text:p>
      <text:p text:style-name="Standard"/>
      <text:p text:style-name="Standard">-----QUERIES-----</text:p>
      <text:p text:style-name="Standard"/>
      <text:p text:style-name="Standard">NESTED QUERIES</text:p>
      <text:p text:style-name="Standard"/>
      <text:p text:style-name="Standard">1. List customer-numbers of all who purchased the product ‘Laptop Adapter’ during January.</text:p>
      <text:p text:style-name="Standard"/>
      <text:p text:style-name="Standard">SQL&gt; SELECT * FROM PURCHASE WHERE prono=(SELECT product_no AS prono FROM PRODUCT WHERE DESCRIPTION='Laptop Adapter') AND orderdate&gt;='01-01-2016' AND orderdate&lt;='31-01-2016';</text:p>
      <text:p text:style-name="Standard"/>
      <text:p text:style-name="Standard">ORDER_NO <text:s/>CUSTNO<text:tab/>PRONO<text:tab/>QUANTITY <text:s text:c="2"/>ORDERDATE</text:p>
      <text:p text:style-name="Standard">-------<text:s/><text:tab/><text:tab/>-------<text:s/><text:tab/><text:tab/>-------<text:s/><text:tab/><text:tab/>----------<text:s/><text:tab/>--------</text:p>
      <text:p text:style-name="Standard">O00002<text:tab/>C00003<text:tab/>P00002<text:tab/>1<text:s/><text:tab/><text:tab/>27-01-16</text:p>
      <text:p text:style-name="Standard">O00003<text:tab/>C00004<text:tab/>P00002<text:tab/>3<text:s/><text:tab/><text:tab/>28-01-16</text:p>
      <text:p text:style-name="Standard"/>
      <text:p text:style-name="Standard">2. Get customer names of all who purchased P00002.</text:p>
      <text:p text:style-name="Standard"/>
      <text:p text:style-name="Standard">SQL&gt; SELECT * FROM CUSTOMER WHERE cust_no IN (SELECT custno FROM PURCHASE WHERE prono='P00002');</text:p>
      <text:p text:style-name="Standard"/>
      <text:p text:style-name="Standard"/>
      <text:p text:style-name="Standard">CUST_NO<text:s/><text:tab/>NAME<text:tab/><text:tab/><text:tab/><text:s/>AGE<text:s/><text:tab/><text:tab/>CITY<text:tab/><text:s text:c="2"/><text:tab/>PINCODE<text:s/><text:tab/>STATE</text:p>
      <text:p text:style-name="Standard">-------<text:s/><text:tab/><text:tab/>-----------------<text:s/><text:tab/>----------<text:s/><text:tab/>-------<text:s/><text:tab/><text:s text:c="2"/><text:tab/>----------<text:s/><text:tab/>------------</text:p>
      <text:p text:style-name="Standard">C00003<text:tab/>Pramada Jaguste<text:s/><text:tab/><text:s/>55<text:s/><text:tab/><text:tab/>Bombay<text:s/><text:tab/>400057<text:s/><text:tab/>Maharashtra</text:p>
      <text:p text:style-name="Standard">C00004<text:tab/>Basu Navindgi<text:tab/><text:s/>45<text:s/><text:tab/><text:tab/>Bombay<text:s/><text:tab/>400056<text:s/><text:tab/>Maharashtra</text:p>
      <text:p text:style-name="Standard"/>
      <text:p text:style-name="Standard">3. List customer-numbers of all who have purchased products with cost more than<text:s/>Rs. 1600.</text:p>
      <text:p text:style-name="Standard"/>
      <text:p text:style-name="Standard">SQL&gt; SELECT * FROM PURCHASE WHERE prono IN (SELECT product_no FROM PRODUCT WHERE price&gt;1600);</text:p>
      <text:p text:style-name="Standard"/>
      <text:p text:style-name="Standard">ORDER_NO <text:s/>CUSTNO<text:tab/>PRONO<text:tab/>QUANTITY<text:s/><text:tab/><text:tab/>ORDERDATE</text:p>
      <text:p text:style-name="Standard">-------<text:s/><text:tab/><text:tab/>-------<text:s/><text:tab/><text:tab/>-------<text:s/><text:tab/><text:tab/>----------<text:s/><text:tab/><text:tab/>--------</text:p>
      <text:p text:style-name="Standard">O00001<text:tab/>C00002<text:tab/>P00003<text:tab/>2<text:s/><text:tab/><text:tab/><text:tab/>20-01-16</text:p>
      <text:p text:style-name="Standard">O00004<text:tab/>C00006<text:tab/>P00001<text:tab/>3<text:s/><text:tab/><text:tab/><text:tab/>20-02-16</text:p>
      <text:p text:style-name="Standard">O00005<text:tab/>C00003<text:tab/>P00005<text:tab/>4<text:s/><text:tab/><text:tab/><text:tab/>07-04-16</text:p>
      <text:p text:style-name="Standard"/>
      <text:p text:style-name="Standard">4. List customer-names of all who have purchased products with cost more than Rs. 1500 during January.</text:p>
      <text:p text:style-name="Standard"/>
      <text:p text:style-name="Standard">SQL&gt; SELECT * FROM CUSTOMER WHERE cust_no IN (SELECT custno FROM PURCHASE WHERE prono IN (SELECT product_no FROM PRODUCT WHERE price&gt;1500) AND orderdate&gt;='01-01-2016' AND orderdate&lt;='31-01-2016');</text:p>
      <text:p text:style-name="Standard"/>
      <text:p text:style-name="Standard">CUST_NO<text:s/><text:tab/>NAME<text:tab/><text:tab/><text:tab/>AGE<text:s/><text:tab/>CITY<text:tab/><text:tab/>PINCODE<text:s/><text:tab/>STATE</text:p>
      <text:p text:style-name="Standard">-------<text:s/><text:tab/><text:tab/>-----------------<text:s/><text:tab/>-------- -------<text:s/><text:tab/><text:tab/>----------<text:s/><text:tab/>------------</text:p>
      <text:p text:style-name="Standard">C00002<text:tab/>Vandana Saitwal<text:s/><text:tab/><text:s text:c="2"/>35<text:s/><text:tab/>Madras<text:tab/>780001<text:s/><text:tab/>Tamilnadu</text:p>
      <text:p text:style-name="Standard">C00003<text:tab/>Pramada Jaguste<text:s/><text:tab/><text:s text:c="2"/>55<text:s/><text:tab/>Bombay<text:tab/>400057<text:s/><text:tab/>Maharashtra</text:p>
      <text:p text:style-name="Standard">C00004<text:tab/>Basu Navindgi<text:tab/><text:s text:c="2"/>45<text:s/><text:tab/>Bombay<text:tab/>400056<text:s/><text:tab/>Maharashtra</text:p>
      <text:p text:style-name="Standard"/>
      <text:p text:style-name="Standard">5. List customer-numbers of all who have purchased products with cost less than Rs. 1600.</text:p>
      <text:p text:style-name="Standard"/>
      <text:p text:style-name="Standard">SQL&gt;SELECT * FROM PURCHASE WHERE prono IN (SELECT product_no FROM PRODUCT WHERE price&lt;1600);</text:p>
      <text:p text:style-name="Standard"/>
      <text:p text:style-name="Standard">ORDER_NO<text:s/><text:tab/>CUSTNO<text:tab/>PRONO<text:tab/>QUANTITY<text:s/><text:tab/>ORDERDATE</text:p>
      <text:p text:style-name="Standard">-------<text:s/><text:tab/><text:tab/>-------<text:s/><text:tab/><text:tab/>-------<text:s/><text:tab/><text:tab/>----------<text:s/><text:tab/>--------</text:p>
      <text:p text:style-name="Standard">O00002<text:tab/>C00003<text:tab/>P00002<text:tab/>1<text:s/><text:tab/><text:tab/>27-01-16</text:p>
      <text:p text:style-name="Standard">O00003<text:tab/>C00004<text:tab/>P00002<text:tab/>3<text:s/><text:tab/><text:tab/>28-01-16</text:p>
      <text:p text:style-name="Standard">O00006<text:tab/>C00004<text:tab/>P00002<text:tab/>2<text:s/><text:tab/><text:tab/>22-05-16</text:p>
      <text:p text:style-name="Standard">O00007<text:tab/>C00005<text:tab/>P00004<text:tab/>1<text:s/><text:tab/><text:tab/>26-05-16</text:p>
      <text:p text:style-name="Standard"/>
      <text:p text:style-name="Standard">6. Get customer numbers of purchases such that the quantity is more than maximum quantity of all purchases of C00002.</text:p>
      <text:p text:style-name="Standard"/>
      <text:p text:style-name="Standard">SQL&gt;<text:s/>SELECT * FROM PURCHASE WHERE prono IN (SELECT product_no FROM PRODUCT WHERE quantity&gt;(SELECT MAX(quantity) FROM PURCHASE WHERE custno='C00002'));</text:p>
      <text:p text:style-name="Standard"/>
      <text:p text:style-name="Standard">ORDER_NO<text:s/><text:tab/>CUSTNO<text:tab/>PRONO<text:tab/>QUANTITY<text:s/><text:tab/>ORDERDATE</text:p>
      <text:p text:style-name="Standard">-------<text:s/><text:tab/><text:tab/>-------<text:s/><text:tab/><text:tab/>-------<text:s/><text:tab/><text:tab/>----------<text:s/><text:tab/>--------</text:p>
      <text:p text:style-name="Standard">O00003<text:tab/>C00004<text:tab/>P00002<text:tab/>3<text:s/><text:tab/><text:tab/>28-01-16</text:p>
      <text:p text:style-name="Standard">O00004<text:tab/>C00006<text:tab/>P00001<text:tab/>3<text:s/><text:tab/><text:tab/>20-02-16</text:p>
      <text:p text:style-name="Standard">O00005<text:tab/>C00003<text:tab/>P00005<text:tab/>4<text:s/><text:tab/><text:tab/>07-04-16</text:p>
      <text:p text:style-name="Standard"/>
      <text:p text:style-name="Standard">7. Get the name of all the customers who have not purchased any item currently.</text:p>
      <text:p text:style-name="Standard"/>
      <text:p text:style-name="Standard">SQL&gt;<text:s/>SELECT * FROM CUSTOMER WHERE cust_no NOT IN (SELECT custno FROM PURCHASE);</text:p>
      <text:p text:style-name="Standard"/>
      <text:p text:style-name="Standard">CUST_NO<text:s/><text:tab/>NAME<text:tab/><text:tab/><text:tab/>AGE<text:s/><text:tab/><text:s text:c="3"/>CITY<text:tab/>PINCODE<text:s/><text:tab/>STATE</text:p>
      <text:p text:style-name="Standard">-------<text:s/><text:tab/><text:tab/>-----------------<text:s/><text:tab/>---------- -------<text:s/><text:tab/>----------<text:s/><text:tab/>------------</text:p>
      <text:p text:style-name="Standard">C00001<text:tab/>Ivan Bayross<text:tab/><text:tab/>35<text:s/><text:tab/><text:s text:c="3"/>Bombay<text:tab/>400054<text:s/><text:tab/>Maharashtra</text:p>
      <text:p text:style-name="Standard"/>
      <text:p text:style-name="Standard">8. Get the name of all customers who have purchased at least one item from Wipro.</text:p>
      <text:p text:style-name="Standard"/>
      <text:p text:style-name="Standard">SQL&gt; SELECT * FROM CUSTOMER WHERE cust_no IN (SELECT custno FROM PURCHASE WHERE prono IN (SELECT product_no FROM PRODUCT WHERE company='Wipro'));</text:p>
      <text:p text:style-name="Standard"/>
      <text:p text:style-name="Standard">CUST_NO<text:s/><text:tab/>NAME<text:tab/><text:tab/><text:tab/>AGE<text:s/><text:tab/>CITY<text:tab/><text:tab/>PINCODE<text:s/><text:tab/>STATE</text:p>
      <text:p text:style-name="Standard">-------<text:s/><text:tab/><text:tab/>-----------------<text:s/><text:tab/>-------- -------<text:s/><text:tab/><text:tab/>----------<text:s/><text:tab/>------------</text:p>
      <text:p text:style-name="Standard">C00005<text:tab/>Ravi Sreedharan<text:s/><text:tab/>25<text:s/><text:tab/>Delhi<text:tab/><text:s/><text:tab/>100001<text:s/><text:tab/>Delhi</text:p>
      <text:p text:style-name="Standard">C00006<text:tab/>Rukmini<text:s/><text:tab/><text:tab/>25<text:s/><text:tab/>Madras<text:tab/>780001<text:s/><text:tab/>Tamilnadu</text:p>
      <text:p text:style-name="Standard"/>
      <text:p text:style-name="Standard">CORRELATED QUERIES</text:p>
      <text:p text:style-name="Standard"/>
      <text:p text:style-name="Standard">1. List all customer-number pairs such that the cost of<text:s/>the item purchased by the first customer is less than that of second customer.</text:p>
      <text:p text:style-name="Standard"/>
      <text:p text:style-name="Standard">SQL&gt; SELECT UNIQUE C1.custno AS cust1no,C1.price AS price1,C2.custno AS cust2no,C2.price AS price2 FROM (SELECT * FROM PURCHASE JOIN PRODUCT ON PURCHASE.prono=PRODUCT.product_no) C1 CROSS JOIN (SELECT * FROM PURCHASE JOIN PRODUCT ON PURCHASE.prono=PRODUCT.product_no) C2 WHERE C1.price&lt;C2.price;</text:p>
      <text:p text:style-name="Standard"/>
      <text:p text:style-name="Standard">CUST1NO <text:s text:c="4"/>PRICE1<text:s/><text:tab/>CUST2NO <text:s text:c="4"/>PRICE2</text:p>
      <text:p text:style-name="Standard">-------<text:s/><text:tab/><text:tab/>----------<text:s/><text:tab/>-------<text:s/><text:tab/><text:tab/>----------</text:p>
      <text:p text:style-name="Standard">C00003<text:tab/>1690<text:s/><text:tab/><text:tab/>C00002<text:tab/>11000</text:p>
      <text:p text:style-name="Standard">C00004<text:tab/>1560<text:s/><text:tab/><text:tab/>C00006<text:tab/><text:s/>5000</text:p>
      <text:p text:style-name="Standard">C00003<text:tab/>1560<text:s/><text:tab/><text:tab/>C00006<text:tab/><text:s/>5000</text:p>
      <text:p text:style-name="Standard">C00005<text:tab/><text:s/>999<text:s/><text:tab/><text:tab/>C00003<text:tab/><text:s/>1690</text:p>
      <text:p text:style-name="Standard">C00005<text:tab/><text:s/>999<text:s/><text:tab/><text:tab/>C00004<text:tab/><text:s/>1560</text:p>
      <text:p text:style-name="Standard">C00006<text:tab/><text:s/>5000<text:s/><text:tab/><text:tab/>C00002<text:tab/>11000</text:p>
      <text:p text:style-name="Standard">C00003<text:tab/><text:s/>1560<text:s/><text:tab/><text:tab/>C00002<text:tab/>11000</text:p>
      <text:p text:style-name="Standard">C00005<text:tab/><text:s text:c="2"/>999<text:s/><text:tab/><text:tab/>C00006<text:tab/><text:s/>5000</text:p>
      <text:p text:style-name="Standard">C00005<text:tab/><text:s text:c="2"/>999<text:s/><text:tab/><text:tab/>C00003<text:tab/><text:s/>1560</text:p>
      <text:p text:style-name="Standard">C00004<text:tab/><text:s/>1560<text:s/><text:tab/><text:tab/>C00002<text:tab/>11000</text:p>
      <text:p text:style-name="Standard">C00004<text:tab/><text:s/>1560<text:s/><text:tab/><text:tab/>C00003<text:tab/><text:s/>1690</text:p>
      <text:p text:style-name="Standard">C00003<text:tab/><text:s/>1560<text:s/><text:tab/><text:tab/>C00003<text:tab/><text:s/>1690</text:p>
      <text:p text:style-name="Standard">C00005<text:tab/><text:s text:c="2"/>999<text:s/><text:tab/><text:tab/>C00002<text:tab/>11000</text:p>
      <text:p text:style-name="Standard">C00003<text:tab/><text:s/>1690<text:s/><text:tab/><text:tab/>C00006<text:tab/><text:s/>5000</text:p>
      <text:p text:style-name="Standard"/>
      <text:p text:style-name="Standard">2. List pairs of customer names of all who has purchased products with cost less than Rs. 1600.</text:p>
      <text:p text:style-name="Standard"/>
      <text:p text:style-name="Standard">SQL&gt; SELECT cust_no,name FROM CUSTOMER WHERE cust_no IN (SELECT custno FROM PRODUCT JOIN PURCHASE ON PRODUCT.product_no=PURCHASE.prono WHERE PRODUCT.price&lt;1600);</text:p>
      <text:p text:style-name="Standard"/>
      <text:p text:style-name="Standard">CUST_NO<text:s/><text:tab/>NAME</text:p>
      <text:p text:style-name="Standard">-------<text:s/><text:tab/><text:tab/>-----------------</text:p>
      <text:p text:style-name="Standard">C00003<text:tab/>Pramada Jaguste</text:p>
      <text:p text:style-name="Standard">C00004<text:tab/>Basu Navindgi</text:p>
      <text:p text:style-name="Standard">C00005<text:tab/>Ravi Sreedharan</text:p>
      <text:p text:style-name="Standard"/>
      <text:p text:style-name="Standard">3. Get product nos of all products purchased by more than one customer.</text:p>
      <text:p text:style-name="Standard"/>
      <text:p text:style-name="Standard">SQL&gt; SELECT prono FROM PURCHASE GROUP BY prono HAVING COUNT(prono)&gt;1;</text:p>
      <text:p text:style-name="Standard"/>
      <text:p text:style-name="Standard">PRONO</text:p>
      <text:p text:style-name="Standard">-------</text:p>
      <text:p text:style-name="Standard">P00002</text:p>
      <text:p text:style-name="Standard"/>
      <text:p text:style-name="Standard">4. Get the name of customers who have purchased the item P00002.</text:p>
      <text:p text:style-name="Standard"/>
      <text:p text:style-name="Standard">SQL&gt;<text:s/>SELECT * FROM CUSTOMER WHERE cust_no IN (SELECT custno FROM PURCHASE WHERE prono='P00002');</text:p>
      <text:p text:style-name="Standard"/>
      <text:p text:style-name="Standard">CUST_NO<text:s/><text:tab/>NAME<text:tab/><text:tab/><text:tab/><text:s/>AGE<text:s/><text:tab/><text:tab/>CITY<text:tab/><text:tab/>PINCODE<text:s/><text:tab/>STATE</text:p>
      <text:p text:style-name="Standard">-------<text:s/><text:tab/><text:tab/>-----------------<text:s/><text:tab/>----------<text:s/><text:tab/>-------<text:s/><text:tab/><text:tab/>----------<text:s/><text:tab/>------------</text:p>
      <text:p text:style-name="Standard">C00003<text:tab/>Pramada Jaguste<text:s/><text:tab/><text:s text:c="2"/>55<text:s/><text:tab/><text:tab/>Bombay<text:tab/><text:s/>400057<text:s/><text:tab/>Maharashtra</text:p>
      <text:p text:style-name="Standard">C00004<text:tab/>Basu Navindgi<text:tab/><text:s text:c="2"/>45<text:s/><text:tab/><text:tab/>Bombay<text:tab/><text:s/>400056<text:s/><text:tab/>Maharashtra</text:p>
      <text:p text:style-name="Standard"/>
      <text:p text:style-name="Standard">5. Get the name of customers who have not purchased the item P00002.</text:p>
      <text:p text:style-name="Standard"/>
      <text:p text:style-name="Standard">SQL&gt; SELECT * FROM CUSTOMER WHERE cust_no NOT IN (SELECT custno FROM PURCHASE WHERE prono='P00002');</text:p>
      <text:p text:style-name="Standard"/>
      <text:p text:style-name="Standard">CUST_NO<text:s/><text:tab/>NAME<text:tab/><text:tab/><text:tab/><text:s/>AGE<text:s/><text:tab/><text:tab/>CITY<text:tab/><text:tab/>PINCODE<text:s/><text:tab/>STATE</text:p>
      <text:p text:style-name="Standard">-------<text:s/><text:tab/><text:tab/>-----------------<text:s/><text:tab/>----------<text:s/><text:tab/>-------<text:s/><text:tab/><text:tab/>----------<text:s/><text:tab/>------------</text:p>
      <text:p text:style-name="Standard">C00002<text:tab/>Vandana Saitwal<text:s/><text:tab/><text:s text:c="2"/>35<text:s/><text:tab/><text:tab/>Madras<text:tab/><text:s/>780001<text:s/><text:tab/>Tamilnadu</text:p>
      <text:p text:style-name="Standard">C00006<text:tab/>Rukmini<text:s/><text:tab/><text:tab/><text:s text:c="2"/>25<text:s/><text:tab/><text:tab/>Madras<text:tab/><text:s/>780001<text:s/><text:tab/>Tamilnadu</text:p>
      <text:p text:style-name="Standard">C00005<text:tab/>Ravi Sreedharan<text:s/><text:tab/><text:s text:c="2"/>25<text:s/><text:tab/><text:tab/>Delhi<text:tab/><text:s/><text:tab/>100001<text:s/><text:tab/>Delhi</text:p>
      <text:p text:style-name="Standard">C00001<text:tab/>Ivan Bayross<text:tab/><text:tab/><text:s text:c="2"/>35<text:s/><text:tab/><text:tab/>Bombay<text:tab/><text:s/>400054<text:s/><text:tab/>Maharashtra</text:p>
      <text:p text:style-name="Standard"/>
      <text:p text:style-name="Standard">6. Get the name of customers who have purchased at least all those products purchased by C00004.</text:p>
      <text:p text:style-name="Standard"/>
      <text:p text:style-name="Standard">SQL&gt; SELECT * FROM CUSTOMER WHERE cust_no IN (SELECT custno FROM PURCHASE WHERE prono IN (SELECT PRONO FROM PURCHASE WHERE custno='C00004') AND prono IN (SELECT prono FROM PURCHASE)) AND cust_no NOT IN ('C00004');</text:p>
      <text:p text:style-name="Standard"/>
      <text:p text:style-name="Standard">CUST_NO<text:s/><text:tab/>NAME<text:tab/><text:tab/><text:tab/>AGE <text:s text:c="2"/>CITY<text:tab/><text:tab/>PINCODE<text:s/><text:tab/>STATE</text:p>
      <text:p text:style-name="Standard">-------<text:s/><text:tab/><text:tab/>-----------------<text:s/><text:tab/>------- <text:s/>-------<text:s/><text:tab/><text:tab/>----------<text:s/><text:tab/>------------</text:p>
      <text:p text:style-name="Standard">C00003<text:tab/>Pramada Jaguste<text:s/><text:tab/>55<text:s/><text:tab/>Bombay<text:tab/>400057<text:s/><text:tab/>Maharashtra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dhu Pillai</dc:creator>
    <meta:creation-date>2021-11-24T13:09:00Z</meta:creation-date>
    <dc:date>2022-12-25T14:50:00Z</dc:date>
    <meta:print-date>2021-12-15T14:44:00Z</meta:print-date>
    <meta:template xlink:href="Normal" xlink:type="simple"/>
    <meta:editing-cycles>22</meta:editing-cycles>
    <meta:editing-duration>PT8760S</meta:editing-duration>
    <meta:document-statistic meta:page-count="1" meta:paragraph-count="23" meta:word-count="1788" meta:character-count="11958" meta:row-count="84" meta:non-whitespace-character-count="10193"/>
  </office:meta>
</office:document-meta>
</file>